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D3400004F2C5EBE1965.svm"/>
  <manifest:file-entry manifest:media-type="" manifest:full-path="Pictures/2000000700005BC7000044D626592ECB.svm"/>
  <manifest:file-entry manifest:media-type="" manifest:full-path="Pictures/2000000700004C9500004FB04385051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9cm"/>
    </style:style>
    <style:style style:name="co2" style:family="table-column">
      <style:table-column-properties fo:break-before="auto" style:column-width="12.188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5.0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0pt" fo:font-style="normal" fo:text-shadow="none" style:text-underline-style="none" style:text-underline-mode="continuous" style:text-overline-mode="continuous" style:text-line-through-mode="continuous" style:font-size-asian="10pt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39cm double #000000" style:border-line-width-top="0.002cm 0.035cm 0.002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wrap-option="wrap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wrap-option="wrap" fo:border-left="0.002cm solid #000000" fo:border-right="0.039cm double #000000" style:border-line-width-right="0.002cm 0.035cm 0.002cm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9cm double #000000" style:border-line-width-bottom="0.002cm 0.035cm 0.002cm" fo:wrap-option="wrap" fo:border-left="0.002cm solid #000000" fo:border-right="0.039cm double #000000" style:border-line-width-right="0.002cm 0.035cm 0.002cm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0">
      <style:table-cell-properties fo:border-bottom="0.002cm solid #000000" fo:wrap-option="wrap" fo:border-left="0.002cm solid #000000" fo:border-right="0.039cm double #000000" style:border-line-width-right="0.002cm 0.035cm 0.002cm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4pt" fo:language="en" fo:country="US" fo:font-weight="bold" style:font-size-asian="14pt" style:language-asian="en" style:country-asian="US" style:font-weight-asian="bold" style:font-size-complex="8pt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Juan Pablo Ospino Solano - <text:span text:style-name="T1">Test Report Template</text:span>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Name</text:p>
          </table:table-cell>
          <table:table-cell table:style-name="ce8" office:value-type="string">
            <text:p>Juan Pablo Ospino Solano</text:p>
          </table:table-cell>
          <table:table-cell table:style-name="ce14" office:value-type="string">
            <text:p>Date</text:p>
          </table:table-cell>
          <table:table-cell table:style-name="ce15" office:value-type="date" office:date-value="2017-03-20">
            <text:p>20/03/17</text:p>
          </table:table-cell>
        </table:table-row>
        <table:table-row table:style-name="ro2">
          <table:table-cell table:style-name="ce3" office:value-type="string">
            <text:p>Project/Task</text:p>
          </table:table-cell>
          <table:table-cell table:style-name="ce8" office:value-type="string" table:number-columns-spanned="3" table:number-rows-spanned="1">
            <text:p>/Non Project/PSP Fundamentals &amp; Advanced/Program 4</text:p>
          </table:table-cell>
          <table:covered-table-cell table:number-columns-repeated="2"/>
        </table:table-row>
        <table:table-row table:style-name="ro2">
          <table:table-cell table:style-name="ce4"/>
          <table:table-cell table:style-name="Default"/>
          <table:table-cell/>
          <table:table-cell>
            <draw:frame table:end-cell-address="Hoja1.M16" table:end-x="1.954cm" table:end-y="0.886cm" draw:z-index="2" draw:name="Imagen 3" draw:style-name="gr1" draw:text-style-name="P1" svg:width="21.857cm" svg:height="7.57cm" svg:x="0.018cm" svg:y="0.308cm">
              <draw:image xlink:href="Pictures/2000000700004D3400004F2C5EBE1965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5" office:value-type="string">
            <text:p>Test Name: testLn</text:p>
          </table:table-cell>
          <table:table-cell table:style-name="ce9"/>
          <table:table-cell table:number-columns-repeated="2"/>
        </table:table-row>
        <table:table-row table:style-name="ro3">
          <table:table-cell office:value-type="string">
            <text:p>Test Objective</text:p>
          </table:table-cell>
          <table:table-cell office:value-type="string">
            <text:p>Validar el calculo del logaritmo natural de cada valor</text:p>
          </table:table-cell>
          <table:table-cell table:number-columns-repeated="2"/>
        </table:table-row>
        <table:table-row table:style-name="ro4">
          <table:table-cell office:value-type="string">
            <text:p>Test Description</text:p>
          </table:table-cell>
          <table:table-cell office:value-type="string">
            <text:p>se crea el datos historico con condiciones controldas. Se compara el resultado con el valor calculado manualmente </text:p>
          </table:table-cell>
          <table:table-cell table:number-columns-repeated="2"/>
        </table:table-row>
        <table:table-row table:style-name="ro3">
          <table:table-cell office:value-type="string">
            <text:p>Test Conditions</text:p>
          </table:table-cell>
          <table:table-cell office:value-type="string">
            <text:p>Dato historico new DatoHistorico("each_char", 18, 3).</text:p>
          </table:table-cell>
          <table:table-cell table:number-columns-repeated="2"/>
        </table:table-row>
        <table:table-row table:style-name="ro3">
          <table:table-cell office:value-type="string">
            <text:p>Expected Results</text:p>
          </table:table-cell>
          <table:table-cell office:value-type="float" office:value="1.7918">
            <text:p>1,7918</text:p>
          </table:table-cell>
          <table:table-cell table:number-columns-repeated="2"/>
        </table:table-row>
        <table:table-row table:style-name="ro3">
          <table:table-cell table:style-name="ce7" office:value-type="string">
            <text:p>Actual Results</text:p>
          </table:table-cell>
          <table:table-cell table:style-name="ce11" office:value-type="string">
            <text:p>OK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2"/>
          <table:table-cell table:number-columns-repeated="2"/>
        </table:table-row>
        <table:table-row table:style-name="ro2">
          <table:table-cell table:style-name="ce5" office:value-type="string">
            <text:p>Test Name/testSLnMinusAvg</text:p>
          </table:table-cell>
          <table:table-cell table:style-name="ce9"/>
          <table:table-cell table:number-columns-repeated="2"/>
        </table:table-row>
        <table:table-row table:style-name="ro4">
          <table:table-cell office:value-type="string">
            <text:p>Test Objective</text:p>
          </table:table-cell>
          <table:table-cell office:value-type="string">
            <text:p>validar el cáculo del cuadrado de la diferencia entre el logaritmo natural del valor menos el promedio logaritmico.</text:p>
          </table:table-cell>
          <table:table-cell table:number-columns-repeated="2"/>
        </table:table-row>
        <table:table-row table:style-name="ro3">
          <table:table-cell office:value-type="string">
            <text:p>Test Description</text:p>
          </table:table-cell>
          <table:table-cell office:value-type="string">
            <text:p>Se cargan datos y de hacevalidación de los resultados.</text:p>
          </table:table-cell>
          <table:table-cell table:number-columns-repeated="2"/>
        </table:table-row>
        <table:table-row table:style-name="ro4">
          <table:table-cell office:value-type="string">
            <text:p>Test Conditions</text:p>
          </table:table-cell>
          <table:table-cell office:value-type="string">
            <text:p>Dato historico new DatoHistorico("each_char", 18, 3). double promedio = 2.8015;</text:p>
          </table:table-cell>
          <table:table-cell table:number-columns-repeated="2"/>
        </table:table-row>
        <table:table-row table:style-name="ro3">
          <table:table-cell office:value-type="string">
            <text:p>Expected Results</text:p>
          </table:table-cell>
          <table:table-cell table:style-name="ce13" office:value-type="float" office:value="1.0196">
            <text:p>1,0196</text:p>
          </table:table-cell>
          <table:table-cell table:number-columns-repeated="2"/>
        </table:table-row>
        <table:table-row table:style-name="ro3">
          <table:table-cell table:style-name="ce7" office:value-type="string">
            <text:p>Actual Results</text:p>
          </table:table-cell>
          <table:table-cell table:style-name="ce11" office:value-type="string">
            <text:p>OK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 office:value-type="string">
            <text:p>Test Name/testAddDatoHistorico</text:p>
          </table:table-cell>
          <table:table-cell table:style-name="ce9"/>
          <table:table-cell table:number-columns-repeated="2"/>
        </table:table-row>
        <table:table-row table:style-name="ro3">
          <table:table-cell office:value-type="string">
            <text:p>Test Objective</text:p>
          </table:table-cell>
          <table:table-cell office:value-type="string">
            <text:p>validar que se pueda adicionar un elemento a la lista de datos históricos</text:p>
          </table:table-cell>
          <table:table-cell>
            <draw:frame table:end-cell-address="Hoja1.M30" table:end-x="2.046cm" table:end-y="4.118cm" draw:z-index="0" draw:name="Imagen 1" draw:style-name="gr1" draw:text-style-name="P1" svg:width="21.99cm" svg:height="9.328cm" svg:x="1.088cm" svg:y="0.127cm">
              <draw:image xlink:href="Pictures/2000000700004C9500004FB043850513.svm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office:value-type="string">
            <text:p>Test Description</text:p>
          </table:table-cell>
          <table:table-cell office:value-type="string">
            <text:p>Se cargan datos y de hacevalidación de los resultados.</text:p>
          </table:table-cell>
          <table:table-cell table:number-columns-repeated="2"/>
        </table:table-row>
        <table:table-row table:style-name="ro3">
          <table:table-cell office:value-type="string">
            <text:p>Test Conditions</text:p>
          </table:table-cell>
          <table:table-cell office:value-type="string">
            <text:p>Dato historico new DatoHistorico("each_char", 18, 3)</text:p>
          </table:table-cell>
          <table:table-cell table:number-columns-repeated="2"/>
        </table:table-row>
        <table:table-row table:style-name="ro3">
          <table:table-cell office:value-type="string">
            <text:p>Expected Results</text:p>
          </table:table-cell>
          <table:table-cell table:style-name="ce13" office:value-type="string">
            <text:p>no hayan errores al insertar el elemento</text:p>
          </table:table-cell>
          <table:table-cell table:number-columns-repeated="2"/>
        </table:table-row>
        <table:table-row table:style-name="ro3">
          <table:table-cell table:style-name="ce7" office:value-type="string">
            <text:p>Actual Results</text:p>
          </table:table-cell>
          <table:table-cell table:style-name="ce11" office:value-type="string">
            <text:p>OK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 office:value-type="string">
            <text:p>Test Name/testGetRangos</text:p>
          </table:table-cell>
          <table:table-cell table:style-name="ce9"/>
          <table:table-cell table:number-columns-repeated="2"/>
        </table:table-row>
        <table:table-row table:style-name="ro4">
          <table:table-cell office:value-type="string">
            <text:p>Test Objective</text:p>
          </table:table-cell>
          <table:table-cell office:value-type="string">
            <text:p>validar que se pueda exportar JSON string con el resultado de los calculos</text:p>
          </table:table-cell>
          <table:table-cell table:number-columns-repeated="2"/>
        </table:table-row>
        <table:table-row table:style-name="ro3">
          <table:table-cell office:value-type="string">
            <text:p>Test Description</text:p>
          </table:table-cell>
          <table:table-cell office:value-type="string">
            <text:p>Se carga JSON con los valores estadisticos</text:p>
          </table:table-cell>
          <table:table-cell table:number-columns-repeated="2"/>
        </table:table-row>
        <table:table-row table:style-name="ro6">
          <table:table-cell office:value-type="string">
            <text:p>Test Conditions</text:p>
          </table:table-cell>
          <table:table-cell office:value-type="string">
            <text:p>[{\nombreRango\" : \"VerySmall\", \"valorRango\" : \"1.46089591742709\"},{\"nombreRango\" : \"Small\", \"valorRango\" : \"2.1226274145257293\"},{\"nombreRango\" : \"Medium\", \"valorRango\" : \"2.784358911624369\"},{\"nombreRango\" : \"Large\", \"valorRango\" : \"3.446090408723009\"},{\"nombreRango\" : \"VeryLarge\", \"valorRango\" : \"4.107821905821648\"}]"</text:p>
          </table:table-cell>
          <table:table-cell table:number-columns-repeated="2"/>
        </table:table-row>
        <table:table-row table:style-name="ro3">
          <table:table-cell office:value-type="string">
            <text:p>Expected Results</text:p>
          </table:table-cell>
          <table:table-cell table:style-name="ce13" office:value-type="string">
            <text:p>Corresta impresión de archivo JSON</text:p>
          </table:table-cell>
          <table:table-cell table:number-columns-repeated="2"/>
        </table:table-row>
        <table:table-row table:style-name="ro3">
          <table:table-cell table:style-name="ce7" office:value-type="string">
            <text:p>Actual Results</text:p>
          </table:table-cell>
          <table:table-cell table:style-name="ce11" office:value-type="string">
            <text:p>OK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 office:value-type="string">
            <text:p>Test Name/RangoTest</text:p>
          </table:table-cell>
          <table:table-cell table:style-name="ce9"/>
          <table:table-cell/>
          <table:table-cell>
            <draw:frame table:end-cell-address="Hoja1.M57" table:end-x="1.306cm" table:end-y="0.057cm" draw:z-index="1" draw:name="Imagen 2" draw:style-name="gr1" draw:text-style-name="P1" svg:width="21.162cm" svg:height="11.277cm" svg:x="0.065cm" svg:y="0.243cm">
              <draw:image xlink:href="Pictures/2000000700005BC7000044D626592ECB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office:value-type="string">
            <text:p>Test Objective</text:p>
          </table:table-cell>
          <table:table-cell office:value-type="string">
            <text:p>Validar que el resultado JSON tenga el formato correcto</text:p>
          </table:table-cell>
          <table:table-cell table:number-columns-repeated="2"/>
        </table:table-row>
        <table:table-row table:style-name="ro3">
          <table:table-cell office:value-type="string">
            <text:p>Test Description</text:p>
          </table:table-cell>
          <table:table-cell office:value-type="string">
            <text:p>Se carga JSON con los valores estadisticos</text:p>
          </table:table-cell>
          <table:table-cell table:number-columns-repeated="2"/>
        </table:table-row>
        <table:table-row table:style-name="ro3">
          <table:table-cell office:value-type="string">
            <text:p>Test Conditions</text:p>
          </table:table-cell>
          <table:table-cell office:value-type="string">
            <text:p>Rango rango = new Rango("VerySmall", 4.30981904117123);</text:p>
          </table:table-cell>
          <table:table-cell table:number-columns-repeated="2"/>
        </table:table-row>
        <table:table-row table:style-name="ro4">
          <table:table-cell office:value-type="string">
            <text:p>Expected Results</text:p>
          </table:table-cell>
          <table:table-cell table:style-name="ce13" office:value-type="string">
            <text:p>{\nombreRango\" : \"VerySmall\", \"valorRango\" : \"4.30981904117123\"}"</text:p>
          </table:table-cell>
          <table:table-cell table:number-columns-repeated="2"/>
        </table:table-row>
        <table:table-row table:style-name="ro3">
          <table:table-cell table:style-name="ce7" office:value-type="string">
            <text:p>Actual Results</text:p>
          </table:table-cell>
          <table:table-cell table:style-name="ce11" office:value-type="string">
            <text:p>OK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27/03/2017</text:date>, <text:time>22:1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22:16:42.07</dc:date>
    <dc:creator>Juan Pablo Ospino Solano</dc:creator>
    <meta:generator>OpenOffice/4.1.2$Win32 OpenOffice.org_project/412m3$Build-9782</meta:generator>
    <meta:editing-duration>PT2M57S</meta:editing-duration>
    <meta:editing-cycles>1</meta:editing-cycles>
    <meta:document-statistic meta:table-count="1" meta:cell-count="62" meta:object-count="3"/>
  </office:meta>
</office:document-meta>
</file>